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2.25pt" style:font-size-complex="14pt"/>
    </style:style>
    <style:style style:name="P2" style:family="paragraph" style:parent-style-name="Standard">
      <style:text-properties fo:font-size="14pt" officeooo:rsid="001d46cc" officeooo:paragraph-rsid="001d46cc" style:font-size-asian="12.25pt" style:font-size-complex="14pt"/>
    </style:style>
    <style:style style:name="P3" style:family="paragraph" style:parent-style-name="Standard">
      <style:text-properties fo:font-size="14pt" officeooo:paragraph-rsid="001d46cc" style:font-size-asian="12.25pt" style:font-size-complex="14pt"/>
    </style:style>
    <style:style style:name="T1" style:family="text">
      <style:text-properties fo:font-size="16pt" officeooo:rsid="001c053d" style:font-size-asian="14pt" style:font-size-complex="16pt"/>
    </style:style>
    <style:style style:name="T2" style:family="text">
      <style:text-properties officeooo:rsid="001c053d"/>
    </style:style>
    <style:style style:name="T3" style:family="text">
      <style:text-properties officeooo:rsid="001d46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 <text:s text:c="8"/><text:span text:style-name="T1">Presentation</text:span></text:p>
      <text:p text:style-name="P1"><text:tab/><text:span text:style-name="T2">Brennan to talk about the start: how we got started with the robot and what problems we had with communication and with the base not being square.</text:span></text:p>
      <text:p text:style-name="P1"><text:tab/><text:span text:style-name="T2">Cade- Talking about troubles with configuring the robot and learning the way to code and drive the robot.</text:span></text:p>
      <text:p text:style-name="P1"><text:tab/><text:span text:style-name="T2">Brennan talking about: ideas for grabbing the block. How we got to the lift we have now, and what struggles along the way. </text:span></text:p>
      <text:p text:style-name="P1"><text:tab/><text:span text:style-name="T2">Ethan talking about: Mecanum wheels and how we worked together to get the robot driving.</text:span></text:p>
      <text:p text:style-name="P1"><text:tab/><text:span text:style-name="T2">Seth talking about ordering parts. How we stayed within our budget to get the things we needed to speed up the building of the robot.</text:span></text:p>
      <text:p text:style-name="P1"><text:tab/><text:span text:style-name="T2">James talking about the designs: t-shirt, banner, ideas for capstone</text:span></text:p>
      <text:p text:style-name="P2"><text:tab/>Brandon: talking about how we worked as a team to tackle problems when we came to them. </text:p>
      <text:p text:style-name="P3"><text:span text:style-name="T3"><text:tab/>Cade and Seth talking about the programming of the robot, deciding how to use sensors, etc</text:span></text:p>
      <text:p text:style-name="P3"><text:tab/><text:span text:style-name="T3">Seth and Ethan talking about the plexiglass, rgb lights, and other stuff we added to make the robot look cool.</text:span></text:p>
      <text:p text:style-name="P3"><text:tab/><text:span text:style-name="T3">Q+A with judges: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8T12:43:35.006000000</meta:creation-date>
    <meta:generator>LibreOffice/6.2.1.2$Windows_X86_64 LibreOffice_project/7bcb35dc3024a62dea0caee87020152d1ee96e71</meta:generator>
    <dc:date>2020-01-08T12:57:33.870000000</dc:date>
    <meta:editing-duration>PT13M58S</meta:editing-duration>
    <meta:editing-cycles>2</meta:editing-cycles>
    <meta:document-statistic meta:table-count="0" meta:image-count="0" meta:object-count="0" meta:page-count="1" meta:paragraph-count="11" meta:word-count="175" meta:character-count="1003" meta:non-whitespace-character-count="813"/>
  </office:meta>
</office:document-meta>
</file>